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0.857cm"/>
    </style:style>
    <style:style style:name="co3" style:family="table-column">
      <style:table-column-properties fo:break-before="auto" style:column-width="0.836cm"/>
    </style:style>
    <style:style style:name="co4" style:family="table-column">
      <style:table-column-properties fo:break-before="auto" style:column-width="3.9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tabel_zetme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5" table:default-cell-style-name="ce1"/>
        <table:table-column table:style-name="co5" table:default-cell-style-name="ce2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0.000000000128430147495626" calcext:value-type="float">
            <text:p>1.28430147495626E-10</text:p>
          </table:table-cell>
          <table:table-cell office:value-type="float" office:value="0.00000000000463132196248204" calcext:value-type="float">
            <text:p>4.63132196248204E-12</text:p>
          </table:table-cell>
          <table:table-cell/>
          <table:table-cell table:formula="of:= [.D1] *10^(10)" office:value-type="float" office:value="1.28430147495626" calcext:value-type="float">
            <text:p>1.28</text:p>
          </table:table-cell>
          <table:table-cell table:formula="of:= [.E1] *10^(12)" office:value-type="float" office:value="4.63132196248204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0.000000000125231464310819" calcext:value-type="float">
            <text:p>1.25231464310819E-10</text:p>
          </table:table-cell>
          <table:table-cell office:value-type="float" office:value="0.0000000000045717714425894" calcext:value-type="float">
            <text:p>4.5717714425894E-12</text:p>
          </table:table-cell>
          <table:table-cell/>
          <table:table-cell table:formula="of:= [.D2] *10^(10)" office:value-type="float" office:value="1.25231464310819" calcext:value-type="float">
            <text:p>1.25</text:p>
          </table:table-cell>
          <table:table-cell table:formula="of:= [.E2] *10^(12)" office:value-type="float" office:value="4.5717714425894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0.000000000131669065689046" calcext:value-type="float">
            <text:p>1.31669065689046E-10</text:p>
          </table:table-cell>
          <table:table-cell office:value-type="float" office:value="0.00000000000469094237265115" calcext:value-type="float">
            <text:p>4.69094237265115E-12</text:p>
          </table:table-cell>
          <table:table-cell/>
          <table:table-cell table:formula="of:= [.D3] *10^(10)" office:value-type="float" office:value="1.31669065689046" calcext:value-type="float">
            <text:p>1.32</text:p>
          </table:table-cell>
          <table:table-cell table:formula="of:= [.E3] *10^(12)" office:value-type="float" office:value="4.6909423726511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0.0000000000970468407767696" calcext:value-type="float">
            <text:p>9.70468407767696E-11</text:p>
          </table:table-cell>
          <table:table-cell office:value-type="float" office:value="0.00000000000400564273115742" calcext:value-type="float">
            <text:p>4.00564273115742E-12</text:p>
          </table:table-cell>
          <table:table-cell/>
          <table:table-cell table:formula="of:= [.D4] *10^(10)" office:value-type="float" office:value="0.970468407767696" calcext:value-type="float">
            <text:p>0.97</text:p>
          </table:table-cell>
          <table:table-cell table:formula="of:= [.E4] *10^(12)" office:value-type="float" office:value="4.00564273115742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0.000000000183431404270851" calcext:value-type="float">
            <text:p>1.83431404270851E-10</text:p>
          </table:table-cell>
          <table:table-cell office:value-type="float" office:value="0.00000000000556012413196221" calcext:value-type="float">
            <text:p>5.56012413196221E-12</text:p>
          </table:table-cell>
          <table:table-cell/>
          <table:table-cell table:formula="of:= [.D5] *10^(10)" office:value-type="float" office:value="1.83431404270851" calcext:value-type="float">
            <text:p>1.83</text:p>
          </table:table-cell>
          <table:table-cell table:formula="of:= [.E5] *10^(12)" office:value-type="float" office:value="5.56012413196221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0.0000000000676752844886097" calcext:value-type="float">
            <text:p>6.76752844886097E-11</text:p>
          </table:table-cell>
          <table:table-cell office:value-type="float" office:value="0.00000000000332856754524639" calcext:value-type="float">
            <text:p>3.32856754524639E-12</text:p>
          </table:table-cell>
          <table:table-cell/>
          <table:table-cell table:formula="of:= [.D6] *10^(10)" office:value-type="float" office:value="0.676752844886097" calcext:value-type="float">
            <text:p>0.68</text:p>
          </table:table-cell>
          <table:table-cell table:formula="of:= [.E6] *10^(12)" office:value-type="float" office:value="3.32856754524639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0.00000000009294286989815" calcext:value-type="float">
            <text:p>9.294286989815E-11</text:p>
          </table:table-cell>
          <table:table-cell office:value-type="float" office:value="0.00000000000391639578198714" calcext:value-type="float">
            <text:p>3.91639578198714E-12</text:p>
          </table:table-cell>
          <table:table-cell/>
          <table:table-cell table:formula="of:= [.D7] *10^(10)" office:value-type="float" office:value="0.9294286989815" calcext:value-type="float">
            <text:p>0.93</text:p>
          </table:table-cell>
          <table:table-cell table:formula="of:= [.E7] *10^(12)" office:value-type="float" office:value="3.9163957819871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0.000000000200672105461915" calcext:value-type="float">
            <text:p>2.00672105461915E-10</text:p>
          </table:table-cell>
          <table:table-cell office:value-type="float" office:value="0.00000000000584024080571192" calcext:value-type="float">
            <text:p>5.84024080571192E-12</text:p>
          </table:table-cell>
          <table:table-cell/>
          <table:table-cell table:formula="of:= [.D8] *10^(10)" office:value-type="float" office:value="2.00672105461915" calcext:value-type="float">
            <text:p>2.01</text:p>
          </table:table-cell>
          <table:table-cell table:formula="of:= [.E8] *10^(12)" office:value-type="float" office:value="5.84024080571192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0.00000000016657293566162" calcext:value-type="float">
            <text:p>1.6657293566162E-10</text:p>
          </table:table-cell>
          <table:table-cell office:value-type="float" office:value="0.00000000000528695210649951" calcext:value-type="float">
            <text:p>5.28695210649951E-12</text:p>
          </table:table-cell>
          <table:table-cell/>
          <table:table-cell table:formula="of:= [.D9] *10^(10)" office:value-type="float" office:value="1.6657293566162" calcext:value-type="float">
            <text:p>1.67</text:p>
          </table:table-cell>
          <table:table-cell table:formula="of:= [.E9] *10^(12)" office:value-type="float" office:value="5.28695210649951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0.000000000138569369666333" calcext:value-type="float">
            <text:p>1.38569369666333E-10</text:p>
          </table:table-cell>
          <table:table-cell office:value-type="float" office:value="0.00000000000480570140973116" calcext:value-type="float">
            <text:p>4.80570140973116E-12</text:p>
          </table:table-cell>
          <table:table-cell/>
          <table:table-cell table:formula="of:= [.D10] *10^(10)" office:value-type="float" office:value="1.38569369666333" calcext:value-type="float">
            <text:p>1.39</text:p>
          </table:table-cell>
          <table:table-cell table:formula="of:= [.E10] *10^(12)" office:value-type="float" office:value="4.80570140973116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0.000000000266053994459531" calcext:value-type="float">
            <text:p>2.66053994459531E-10</text:p>
          </table:table-cell>
          <table:table-cell office:value-type="float" office:value="0.00000000000676163447830443" calcext:value-type="float">
            <text:p>6.76163447830443E-12</text:p>
          </table:table-cell>
          <table:table-cell/>
          <table:table-cell table:formula="of:= [.D11] *10^(10)" office:value-type="float" office:value="2.66053994459531" calcext:value-type="float">
            <text:p>2.66</text:p>
          </table:table-cell>
          <table:table-cell table:formula="of:= [.E11] *10^(12)" office:value-type="float" office:value="6.76163447830443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float" office:value="128" calcext:value-type="float">
            <text:p>128</text:p>
          </table:table-cell>
          <table:table-cell office:value-type="float" office:value="0.000000000375955920488448" calcext:value-type="float">
            <text:p>3.75955920488448E-10</text:p>
          </table:table-cell>
          <table:table-cell office:value-type="float" office:value="0.00000000000817456450750018" calcext:value-type="float">
            <text:p>8.17456450750018E-12</text:p>
          </table:table-cell>
          <table:table-cell/>
          <table:table-cell table:formula="of:= [.D12] *10^(10)" office:value-type="float" office:value="3.75955920488448" calcext:value-type="float">
            <text:p>3.76</text:p>
          </table:table-cell>
          <table:table-cell table:formula="of:= [.E12] *10^(12)" office:value-type="float" office:value="8.1745645075001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110" calcext:value-type="float">
            <text:p>110</text:p>
          </table:table-cell>
          <table:table-cell office:value-type="float" office:value="0.000000000263338131378092" calcext:value-type="float">
            <text:p>2.63338131378092E-10</text:p>
          </table:table-cell>
          <table:table-cell office:value-type="float" office:value="0.00000000000673459825460849" calcext:value-type="float">
            <text:p>6.73459825460849E-12</text:p>
          </table:table-cell>
          <table:table-cell/>
          <table:table-cell table:formula="of:= [.D13] *10^(10)" office:value-type="float" office:value="2.63338131378092" calcext:value-type="float">
            <text:p>2.63</text:p>
          </table:table-cell>
          <table:table-cell table:formula="of:= [.E13] *10^(12)" office:value-type="float" office:value="6.73459825460849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0.000000000114669774549666" calcext:value-type="float">
            <text:p>1.14669774549666E-10</text:p>
          </table:table-cell>
          <table:table-cell office:value-type="float" office:value="0.00000000000435837889722765" calcext:value-type="float">
            <text:p>4.35837889722765E-12</text:p>
          </table:table-cell>
          <table:table-cell/>
          <table:table-cell table:formula="of:= [.D14] *10^(10)" office:value-type="float" office:value="1.14669774549666" calcext:value-type="float">
            <text:p>1.15</text:p>
          </table:table-cell>
          <table:table-cell table:formula="of:= [.E14] *10^(12)" office:value-type="float" office:value="4.35837889722765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office:value-type="float" office:value="0.000000000243341332096975" calcext:value-type="float">
            <text:p>2.43341332096975E-10</text:p>
          </table:table-cell>
          <table:table-cell office:value-type="float" office:value="0.00000000000645105148594623" calcext:value-type="float">
            <text:p>6.45105148594623E-12</text:p>
          </table:table-cell>
          <table:table-cell/>
          <table:table-cell table:formula="of:= [.D15] *10^(10)" office:value-type="float" office:value="2.43341332096975" calcext:value-type="float">
            <text:p>2.43</text:p>
          </table:table-cell>
          <table:table-cell table:formula="of:= [.E15] *10^(12)" office:value-type="float" office:value="6.45105148594623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office:value-type="float" office:value="0.000000000319365380872972" calcext:value-type="float">
            <text:p>3.19365380872972E-10</text:p>
          </table:table-cell>
          <table:table-cell office:value-type="float" office:value="0.00000000000745554615436581" calcext:value-type="float">
            <text:p>7.45554615436581E-12</text:p>
          </table:table-cell>
          <table:table-cell/>
          <table:table-cell table:formula="of:= [.D16] *10^(10)" office:value-type="float" office:value="3.19365380872972" calcext:value-type="float">
            <text:p>3.19</text:p>
          </table:table-cell>
          <table:table-cell table:formula="of:= [.E16] *10^(12)" office:value-type="float" office:value="7.45554615436581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0.000000000179246963375004" calcext:value-type="float">
            <text:p>1.79246963375004E-10</text:p>
          </table:table-cell>
          <table:table-cell office:value-type="float" office:value="0.00000000000550417096930839" calcext:value-type="float">
            <text:p>5.50417096930839E-12</text:p>
          </table:table-cell>
          <table:table-cell/>
          <table:table-cell table:formula="of:= [.D17] *10^(10)" office:value-type="float" office:value="1.79246963375004" calcext:value-type="float">
            <text:p>1.79</text:p>
          </table:table-cell>
          <table:table-cell table:formula="of:= [.E17] *10^(12)" office:value-type="float" office:value="5.50417096930839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0.000000000136879499304548" calcext:value-type="float">
            <text:p>1.36879499304548E-10</text:p>
          </table:table-cell>
          <table:table-cell office:value-type="float" office:value="0.00000000000477617169992465" calcext:value-type="float">
            <text:p>4.77617169992465E-12</text:p>
          </table:table-cell>
          <table:table-cell/>
          <table:table-cell table:formula="of:= [.D18] *10^(10)" office:value-type="float" office:value="1.36879499304548" calcext:value-type="float">
            <text:p>1.37</text:p>
          </table:table-cell>
          <table:table-cell table:formula="of:= [.E18] *10^(12)" office:value-type="float" office:value="4.7761716999246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5" calcext:value-type="float">
            <text:p>135</text:p>
          </table:table-cell>
          <table:table-cell office:value-type="float" office:value="123" calcext:value-type="float">
            <text:p>123</text:p>
          </table:table-cell>
          <table:table-cell office:value-type="float" office:value="0.000000000334051159017052" calcext:value-type="float">
            <text:p>3.34051159017052E-10</text:p>
          </table:table-cell>
          <table:table-cell office:value-type="float" office:value="0.0000000000076530129203786" calcext:value-type="float">
            <text:p>7.6530129203786E-12</text:p>
          </table:table-cell>
          <table:table-cell/>
          <table:table-cell table:formula="of:= [.D19] *10^(10)" office:value-type="float" office:value="3.34051159017052" calcext:value-type="float">
            <text:p>3.34</text:p>
          </table:table-cell>
          <table:table-cell table:formula="of:= [.E19] *10^(12)" office:value-type="float" office:value="7.6530129203786" calcext:value-type="float">
            <text:p>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0.000000000125533226875423" calcext:value-type="float">
            <text:p>1.25533226875423E-10</text:p>
          </table:table-cell>
          <table:table-cell office:value-type="float" office:value="0.00000000000456679643483711" calcext:value-type="float">
            <text:p>4.56679643483711E-12</text:p>
          </table:table-cell>
          <table:table-cell/>
          <table:table-cell table:formula="of:= [.D20] *10^(10)" office:value-type="float" office:value="1.25533226875423" calcext:value-type="float">
            <text:p>1.26</text:p>
          </table:table-cell>
          <table:table-cell table:formula="of:= [.E20] *10^(12)" office:value-type="float" office:value="4.56679643483711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0.000000000145328851113471" calcext:value-type="float">
            <text:p>1.45328851113471E-10</text:p>
          </table:table-cell>
          <table:table-cell office:value-type="float" office:value="0.00000000000492557443877605" calcext:value-type="float">
            <text:p>4.92557443877605E-12</text:p>
          </table:table-cell>
          <table:table-cell/>
          <table:table-cell table:formula="of:= [.D21] *10^(10)" office:value-type="float" office:value="1.45328851113471" calcext:value-type="float">
            <text:p>1.45</text:p>
          </table:table-cell>
          <table:table-cell table:formula="of:= [.E21] *10^(12)" office:value-type="float" office:value="4.9255744387760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float" office:value="0.000000000238835011132216" calcext:value-type="float">
            <text:p>2.38835011132216E-10</text:p>
          </table:table-cell>
          <table:table-cell office:value-type="float" office:value="0.00000000000639016006462335" calcext:value-type="float">
            <text:p>6.39016006462335E-12</text:p>
          </table:table-cell>
          <table:table-cell/>
          <table:table-cell table:formula="of:= [.D22] *10^(10)" office:value-type="float" office:value="2.38835011132216" calcext:value-type="float">
            <text:p>2.39</text:p>
          </table:table-cell>
          <table:table-cell table:formula="of:= [.E22] *10^(12)" office:value-type="float" office:value="6.39016006462335" calcext:value-type="float">
            <text:p>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0.00000000021757080907976" calcext:value-type="float">
            <text:p>2.1757080907976E-10</text:p>
          </table:table-cell>
          <table:table-cell office:value-type="float" office:value="0.00000000000607966592052941" calcext:value-type="float">
            <text:p>6.07966592052941E-12</text:p>
          </table:table-cell>
          <table:table-cell/>
          <table:table-cell table:formula="of:= [.D23] *10^(10)" office:value-type="float" office:value="2.1757080907976" calcext:value-type="float">
            <text:p>2.18</text:p>
          </table:table-cell>
          <table:table-cell table:formula="of:= [.E23] *10^(12)" office:value-type="float" office:value="6.07966592052941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0.000000000107186062947477" calcext:value-type="float">
            <text:p>1.07186062947477E-10</text:p>
          </table:table-cell>
          <table:table-cell office:value-type="float" office:value="0.00000000000421044537987788" calcext:value-type="float">
            <text:p>4.21044537987788E-12</text:p>
          </table:table-cell>
          <table:table-cell/>
          <table:table-cell table:formula="of:= [.D24] *10^(10)" office:value-type="float" office:value="1.07186062947477" calcext:value-type="float">
            <text:p>1.07</text:p>
          </table:table-cell>
          <table:table-cell table:formula="of:= [.E24] *10^(12)" office:value-type="float" office:value="4.21044537987788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0.000000000273034768454046" calcext:value-type="float">
            <text:p>2.73034768454046E-10</text:p>
          </table:table-cell>
          <table:table-cell office:value-type="float" office:value="0.00000000000685558420352788" calcext:value-type="float">
            <text:p>6.85558420352788E-12</text:p>
          </table:table-cell>
          <table:table-cell/>
          <table:table-cell table:formula="of:= [.D25] *10^(10)" office:value-type="float" office:value="2.73034768454046" calcext:value-type="float">
            <text:p>2.73</text:p>
          </table:table-cell>
          <table:table-cell table:formula="of:= [.E25] *10^(12)" office:value-type="float" office:value="6.85558420352788" calcext:value-type="float">
            <text:p>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0.000000000150277757172983" calcext:value-type="float">
            <text:p>1.50277757172983E-10</text:p>
          </table:table-cell>
          <table:table-cell office:value-type="float" office:value="0.00000000000501902024628526" calcext:value-type="float">
            <text:p>5.01902024628526E-12</text:p>
          </table:table-cell>
          <table:table-cell/>
          <table:table-cell table:formula="of:= [.D26] *10^(10)" office:value-type="float" office:value="1.50277757172983" calcext:value-type="float">
            <text:p>1.50</text:p>
          </table:table-cell>
          <table:table-cell table:formula="of:= [.E26] *10^(12)" office:value-type="float" office:value="5.01902024628526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0.000000000183069289193326" calcext:value-type="float">
            <text:p>1.83069289193326E-10</text:p>
          </table:table-cell>
          <table:table-cell office:value-type="float" office:value="0.00000000000556487377358124" calcext:value-type="float">
            <text:p>5.56487377358124E-12</text:p>
          </table:table-cell>
          <table:table-cell/>
          <table:table-cell table:formula="of:= [.D27] *10^(10)" office:value-type="float" office:value="1.83069289193326" calcext:value-type="float">
            <text:p>1.83</text:p>
          </table:table-cell>
          <table:table-cell table:formula="of:= [.E27] *10^(12)" office:value-type="float" office:value="5.56487377358124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  <table:table-cell office:value-type="float" office:value="104" calcext:value-type="float">
            <text:p>104</text:p>
          </table:table-cell>
          <table:table-cell office:value-type="float" office:value="0.000000000244789792407076" calcext:value-type="float">
            <text:p>2.44789792407076E-10</text:p>
          </table:table-cell>
          <table:table-cell office:value-type="float" office:value="0.00000000000649044235443094" calcext:value-type="float">
            <text:p>6.49044235443094E-12</text:p>
          </table:table-cell>
          <table:table-cell/>
          <table:table-cell table:formula="of:= [.D28] *10^(10)" office:value-type="float" office:value="2.44789792407076" calcext:value-type="float">
            <text:p>2.45</text:p>
          </table:table-cell>
          <table:table-cell table:formula="of:= [.E28] *10^(12)" office:value-type="float" office:value="6.49044235443094" calcext:value-type="float">
            <text:p>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0.000000000195139791777501" calcext:value-type="float">
            <text:p>1.95139791777501E-10</text:p>
          </table:table-cell>
          <table:table-cell office:value-type="float" office:value="0.00000000000574290723782589" calcext:value-type="float">
            <text:p>5.74290723782589E-12</text:p>
          </table:table-cell>
          <table:table-cell/>
          <table:table-cell table:formula="of:= [.D29] *10^(10)" office:value-type="float" office:value="1.95139791777501" calcext:value-type="float">
            <text:p>1.95</text:p>
          </table:table-cell>
          <table:table-cell table:formula="of:= [.E29] *10^(12)" office:value-type="float" office:value="5.74290723782589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0.000000000183230229227781" calcext:value-type="float">
            <text:p>1.83230229227781E-10</text:p>
          </table:table-cell>
          <table:table-cell office:value-type="float" office:value="0.00000000000556276320314732" calcext:value-type="float">
            <text:p>5.56276320314732E-12</text:p>
          </table:table-cell>
          <table:table-cell/>
          <table:table-cell table:formula="of:= [.D30] *10^(10)" office:value-type="float" office:value="1.83230229227781" calcext:value-type="float">
            <text:p>1.83</text:p>
          </table:table-cell>
          <table:table-cell table:formula="of:= [.E30] *10^(12)" office:value-type="float" office:value="5.56276320314732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12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13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14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15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16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17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18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1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number:number-style style:name="N135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0T17:09:07.242000000</dc:date>
    <meta:editing-duration>PT1M38S</meta:editing-duration>
    <meta:editing-cycles>1</meta:editing-cycles>
    <meta:generator>LibreOffice/6.3.4.2$Windows_X86_64 LibreOffice_project/60da17e045e08f1793c57c00ba83cdfce946d0aa</meta:generator>
    <meta:document-statistic meta:table-count="1" meta:cell-count="210" meta:object-count="0"/>
  </office:meta>
</office:document-meta>
</file>